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fo:font-size="13pt" style:font-size-asian="13pt" style:font-size-complex="13pt"/>
    </style:style>
    <style:style style:name="P2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fo:color="#212121" style:font-name="Arial1" fo:font-size="13pt" fo:language="es" fo:country="UY" style:font-name-asian="Times New Roman1" style:font-size-asian="13pt" style:font-name-complex="Arial2" style:font-size-complex="13pt"/>
    </style:style>
    <style:style style:name="P3" style:family="paragraph" style:parent-style-name="Standard" style:master-page-name="Standard">
      <style:paragraph-properties fo:margin-top="0cm" fo:margin-bottom="0cm" fo:line-height="100%" style:page-number="auto" fo:background-color="#ffffff">
        <style:background-image/>
      </style:paragraph-properties>
      <style:text-properties fo:font-size="13pt" style:font-size-asian="13pt" style:font-size-complex="13pt"/>
    </style:style>
    <style:style style:name="P4" style:family="paragraph" style:parent-style-name="Standard">
      <style:paragraph-properties fo:margin-left="1.27cm" fo:margin-right="0cm" fo:margin-top="0cm" fo:margin-bottom="0cm" fo:line-height="100%" fo:text-indent="0cm" style:auto-text-indent="false" fo:background-color="#ffffff">
        <style:background-image/>
      </style:paragraph-properties>
      <style:text-properties fo:font-size="13pt" style:font-size-asian="13pt" style:font-size-complex="13pt"/>
    </style:style>
    <style:style style:name="T1" style:family="text">
      <style:text-properties fo:color="#212121" style:font-name="Arial1" fo:language="es" fo:country="UY" style:font-name-asian="Times New Roman1" style:font-name-complex="Arial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enemos un banco el cual maneja:</text:span></text:p>
      <text:p text:style-name="P1"><text:span text:style-name="T1">cuentas bancarias y tarjetas de crédito de clientes.</text:span></text:p>
      <text:p text:style-name="P2"/>
      <text:p text:style-name="P1"><text:span text:style-name="T1">Brinda servicios:</text:span></text:p>
      <text:p text:style-name="P4"><text:span text:style-name="T1">-software de app de escritorio para los empleados de caja el cual solo puede hacer movimientos sobre las cuentas</text:span></text:p>
      <text:p text:style-name="P4"><text:span text:style-name="T1">-otra app de escritorio para personal de ejecutivo de cuentas. Ahí podemos crear o cerrar cuentas, generar nuevas TC o cerrarlas. No hace movimientos sobre cuentas ni acepta pagos.</text:span></text:p>
      <text:p text:style-name="P4"><text:span text:style-name="T1">-App móvil para manejar lo que los clientes tengan en el banco. Puedo ver resumen de tarjeta, consultas y transferencias.</text:span></text:p>
      <text:p text:style-name="P2"/>
      <text:p text:style-name="P1"><text:span text:style-name="T1">El banco va a permitir que empresas de 3eros puedan solicitar aprobación de créditos. Eso significa que una empresa registrada en el banco pueda solicitar simplemente la aprobacion</text:span><text:bookmark text:name="_GoBack"/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20T21:08:33.28</meta:creation-date>
    <meta:document-statistic meta:table-count="0" meta:image-count="0" meta:object-count="0" meta:page-count="1" meta:paragraph-count="7" meta:word-count="112" meta:character-count="695"/>
    <dc:date>2017-04-20T21:08:50.34</dc:date>
    <meta:editing-duration>PT17S</meta:editing-duration>
    <meta:editing-cycles>1</meta:editing-cycles>
    <meta:generator>OpenOffice/4.1.3$Win32 OpenOffice.org_project/413m1$Build-9783</meta:generator>
  </office:meta>
</office:document-meta>
</file>